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Aston</meta:initial-creator>
    <meta:creation-date>2013-11-01T10:02:18</meta:creation-date>
    <dc:date>2013-11-01T10:04:57</dc:date>
    <dc:creator>Nathan Aston</dc:creator>
    <meta:editing-duration>PT2M39S</meta:editing-duration>
    <meta:editing-cycles>1</meta:editing-cycles>
    <meta:document-statistic meta:object-count="0"/>
    <meta:generator>OpenOffice/4.0.0$Unix OpenOffice.org_project/400m3$Build-9702</meta:generator>
  </office:meta>
</office:document-meta>
</file>